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wC Helvetica Neue" svg:font-family="'PwC Helvetica Neue', Arial, sans-serif"/>
    <style:font-face style:name="PwC ITC Charter" svg:font-family="'PwC ITC Charter', Georgia, serif"/>
  </office:font-face-decls>
  <office:automatic-styles>
    <style:style style:name="P1" style:family="paragraph" style:parent-style-name="Standard">
      <style:text-properties officeooo:rsid="00179426" officeooo:paragraph-rsid="00179426"/>
    </style:style>
    <style:style style:name="P2" style:family="paragraph" style:parent-style-name="Text_20_body">
      <style:text-properties officeooo:paragraph-rsid="0016def1"/>
    </style:style>
    <style:style style:name="P3" style:family="paragraph" style:parent-style-name="Text_20_body">
      <style:text-properties officeooo:rsid="00179426" officeooo:paragraph-rsid="00179426"/>
    </style:style>
    <style:style style:name="P4" style:family="paragraph" style:parent-style-name="Text_20_body">
      <style:text-properties officeooo:rsid="0019568e" officeooo:paragraph-rsid="0019568e"/>
    </style:style>
    <style:style style:name="P5" style:family="paragraph" style:parent-style-name="Text_20_body">
      <style:text-properties officeooo:rsid="0019568e" officeooo:paragraph-rsid="001a5db7"/>
    </style:style>
    <style:style style:name="P6" style:family="paragraph" style:parent-style-name="Text_20_body">
      <style:text-properties officeooo:rsid="001a5db7" officeooo:paragraph-rsid="001a5db7"/>
    </style:style>
    <style:style style:name="P7" style:family="paragraph" style:parent-style-name="Text_20_body">
      <style:text-properties officeooo:rsid="0019568e" officeooo:paragraph-rsid="001c21ff"/>
    </style:style>
    <style:style style:name="P8" style:family="paragraph" style:parent-style-name="Text_20_body">
      <style:text-properties officeooo:rsid="001c21ff" officeooo:paragraph-rsid="001c21ff"/>
    </style:style>
    <style:style style:name="P9" style:family="paragraph" style:parent-style-name="Text_20_body">
      <style:text-properties officeooo:paragraph-rsid="001f3cf4"/>
    </style:style>
    <style:style style:name="P10" style:family="paragraph" style:parent-style-name="Text_20_body">
      <style:paragraph-properties>
        <style:tab-stops>
          <style:tab-stop style:position="15.169cm"/>
        </style:tab-stops>
      </style:paragraph-properties>
    </style:style>
    <style:style style:name="P11" style:family="paragraph" style:parent-style-name="Heading_20_1">
      <style:paragraph-properties>
        <style:tab-stops>
          <style:tab-stop style:position="15.169cm"/>
        </style:tab-stops>
      </style:paragraph-properties>
    </style:style>
    <style:style style:name="P12" style:family="paragraph" style:parent-style-name="Text_20_body">
      <style:text-properties officeooo:rsid="001f3cf4" officeooo:paragraph-rsid="001f3cf4"/>
    </style:style>
    <style:style style:name="T1" style:family="text">
      <style:text-properties officeooo:rsid="0016def1"/>
    </style:style>
    <style:style style:name="T2" style:family="text">
      <style:text-properties officeooo:rsid="00179426"/>
    </style:style>
    <style:style style:name="T3" style:family="text">
      <style:text-properties officeooo:rsid="00153392"/>
    </style:style>
    <style:style style:name="T4" style:family="text">
      <style:text-properties officeooo:rsid="001a5db7"/>
    </style:style>
    <style:style style:name="T5" style:family="text">
      <style:text-properties officeooo:rsid="001c21ff"/>
    </style:style>
    <style:style style:name="T6" style:family="text">
      <style:text-properties officeooo:rsid="001d965c"/>
    </style:style>
    <style:style style:name="T7" style:family="text">
      <style:text-properties officeooo:rsid="001f3cf4"/>
    </style:style>
    <style:style style:name="T8" style:family="text">
      <style:text-properties officeooo:rsid="0019568e"/>
    </style:style>
    <style:style style:name="T9" style:family="text">
      <style:text-properties fo:font-variant="normal" fo:text-transform="none" fo:color="#2d2d2d" loext:opacity="100%" style:font-name="PwC Helvetica Neue" fo:font-size="7.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
      <text:p text:style-name="Standard">**Principais NRs sobre Segurança do Trabalho:**</text:p>
      <text:p text:style-name="Standard"/>
      <text:p text:style-name="Standard">1. **NR 1 - Disposições Gerais**: Define os objetivos e as diretrizes das normas regulamentadoras, estabelecendo os direitos e deveres das empresas e dos trabalhadores em relação à saúde e segurança no trabalho.</text:p>
      <text:p text:style-name="Standard"/>
      <text:p text:style-name="Standard">2. **NR 4 - Serviços Especializados em Engenharia de Segurança e em Medicina do Trabalho (SESMT)**: Exige que empresas de determinados setores e tamanhos mantenham equipes de profissionais especializados, como engenheiros de segurança e médicos do trabalho.</text:p>
      <text:p text:style-name="Standard"/>
      <text:p text:style-name="Standard">3. **NR 5 - Comissão Interna de Prevenção de Acidentes (CIPA)**: Determina a formação da CIPA nas empresas para identificar riscos e desenvolver ações preventivas de segurança.</text:p>
      <text:p text:style-name="Standard"/>
      <text:p text:style-name="Standard">4. **NR 6 - Equipamentos de Proteção Individual (EPI)**: Define a obrigatoriedade e as especificações para a utilização de EPIs, como capacetes, óculos, luvas, etc., de acordo com os riscos envolvidos nas atividades laborais.</text:p>
      <text:p text:style-name="Standard"/>
      <text:p text:style-name="Standard">5. **NR 7 - Programa de Controle Médico de Saúde Ocupacional (PCMSO)**: Exige que as empresas realizem exames médicos periódicos em seus trabalhadores, visando à prevenção e à identificação precoce de problemas de saúde relacionados ao trabalho.</text:p>
      <text:p text:style-name="Standard"/>
      <text:p text:style-name="Standard">6. **NR 9 - Programa de Prevenção de Riscos Ambientais (PPRA)**: Estabelece medidas para a antecipação, reconhecimento e controle dos riscos ambientais que possam comprometer a saúde dos trabalhadores, como agentes físicos, químicos e biológicos.</text:p>
      <text:p text:style-name="Standard"/>
      <text:p text:style-name="Standard">7. **NR 12 - Segurança no Trabalho em Máquinas e Equipamentos**: Regula a segurança no uso de máquinas e equipamentos, especificando medidas de proteção para prevenir acidentes e lesões.</text:p>
      <text:p text:style-name="Standard"/>
      <text:p text:style-name="Standard">8. **NR 15 - Atividades e Operações Insalubres**: Define critérios para identificar atividades consideradas insalubres e que, portanto, exigem adicional de insalubridade para os trabalhadores expostos.</text:p>
      <text:p text:style-name="Standard"/>
      <text:p text:style-name="Standard">9. **NR 17 - Ergonomia**: Dispõe sobre a adaptação das condições de trabalho às características psicofisiológicas dos trabalhadores, prevenindo problemas de saúde física e mental.</text:p>
      <text:p text:style-name="Standard"/>
      <text:p text:style-name="Standard">10. **NR 23 - Proteção contra Incêndios**: Orienta sobre a proteção contra incêndios no ambiente de trabalho, incluindo sinalização e organização de brigadas de incêndio.</text:p>
      <text:p text:style-name="Standard"/>
      <text:p text:style-name="Standard">11. **NR 24 - Condições Sanitárias e de Conforto nos Locais de Trabalho**: Estabelece os requisitos mínimos de instalações sanitárias, refeitórios e áreas de descanso para garantir o bem-estar dos trabalhadores.</text:p>
      <text:p text:style-name="Standard"/>
      <text:p text:style-name="Standard">12. **NR 35 - Trabalho em Altura**: Regula o trabalho em altura, determinando medidas de proteção para atividades realizadas acima de dois metros, onde há risco de queda.</text:p>
      <text:p text:style-name="Standard"/>
      <text:p text:style-name="Standard">---</text:p>
      <text:p text:style-name="Standard">---</text:p>
      <text:p text:style-name="Standard"/>
      <text:p text:style-name="Standard">**Referências de Normas Regulamentadoras - Segurança do Trabalho:**</text:p>
      <text:p text:style-name="Standard"/>
      <text:p text:style-name="Standard"><text:soft-page-break/>Brasil. Ministério do Trabalho e Emprego. **Normas Regulamentadoras - Segurança e Saúde no Trabalho**. Disponível em: [https://www.gov.br/trabalho-e-previdencia/pt-br/assuntos/seguranca-e-saude-no-trabalho/normas-regulamentadoras](https://www.gov.br/trabalho-e-previdencia/pt-br/assuntos/seguranca-e-saude-no-trabalho/normas-regulamentadoras). Acesso em: [inserir data de acesso].</text:p>
      <text:p text:style-name="Standard"/>
      <text:p text:style-name="Standard">Brasil. Ministério do Trabalho e Emprego. **NR 1 - Disposições Gerais**. Portaria GM nº 3.214, de 8 de junho de 1978. Atualizada periodicamente. Disponível em: [https://www.gov.br/trabalho-e-previdencia/pt-br/assuntos/seguranca-e-saude-no-trabalho/normas-regulamentadoras/nr-01](https://www.gov.br/trabalho-e-previdencia/pt-br/assuntos/seguranca-e-saude-no-trabalho/normas-regulamentadoras/nr-01). Acesso em: [inserir data de acesso].</text:p>
      <text:p text:style-name="Standard"/>
      <text:p text:style-name="Standard">Brasil. Ministério do Trabalho e Emprego. **NR 6 - Equipamentos de Proteção Individual (EPI)**. Portaria GM nº 3.214, de 8 de junho de 1978. Atualizada periodicamente. Disponível em: [https://www.gov.br/trabalho-e-previdencia/pt-br/assuntos/seguranca-e-saude-no-trabalho/normas-regulamentadoras/nr-06](https://www.gov.br/trabalho-e-previdencia/pt-br/assuntos/seguranca-e-saude-no-trabalho/normas-regulamentadoras/nr-06). Acesso em: [inserir data de acesso].</text:p>
      <text:p text:style-name="Standard"/>
      <text:p text:style-name="Standard">---</text:p>
      <text:p text:style-name="Standard"/>
      <text:p text:style-name="Standard"/>
      <text:p text:style-name="P1">3.1 Metodos para coleta e analise de dados</text:p>
      <text:p text:style-name="P1"/>
      <text:p text:style-name="Text_20_body">Para sustentar os objetivos deste trabalho, foram utilizados dados obtidos através da pesquisa conduzida pela PwC em 2023, disponível em seu portal de insights corporativos. Essa pesquisa focou nos impactos do uso da realidade virtual (VR) em processos de capacitação corporativa, apresentando resultados específicos quanto à retenção de conhecimento, concentração, velocidade de aprendizagem e economia de custos ao utilizar essa tecnologia em larga escala. Os dados da PwC<text:span text:style-name="T1">(2023)</text:span> foram coletados por meio de entrevistas e estudos de caso, abrangendo colaboradores e<text:span text:style-name="T1">m cargos de gerência</text:span> em <text:span text:style-name="T1">12 localidades nos Estados Unidos</text:span>.</text:p>
      <text:p text:style-name="Text_20_body">A análise dos dados foi feita de forma comparativa, com base nas informações levantadas pela PwC<text:span text:style-name="T1">(2023)</text:span>, que contrastam a eficiência do treinamento em realidade virtual, <text:span text:style-name="T1">comparado ao aprendizado presencial e </text:span><text:span text:style-name="T2">o ensino a distância</text:span>. Dessa forma, este trabalho utilizou esses dados para corroborar a ideia inicial de que a aplicação da realidade virtual em treinamentos corporativos pode trazer benefícios significativos para as empresas, tanto em termos de desempenho quanto de custo-benefício.</text:p>
      <text:p text:style-name="P2"><text:span text:style-name="T1">O</text:span><text:span text:style-name="T3"> estudo destac</text:span><text:span text:style-name="T1">ou</text:span><text:span text:style-name="T3"> 5 principais descobertas, dentre elas estão a velocidade em que os trabalhadores treinam, a confiança adiquirida no trainamento, </text:span><text:span text:style-name="T1">a conexção emocional, o foco dos alunos e a lucratividade do metodo.</text:span> A inclusão desses dados permite uma análise aprofundada e respaldada, ampliando a relevância e a aplicabilidade dos resultados apresentados <text:span text:style-name="T2">para corroborar seu uso em treinamentos onde ha riscos ocupacionais</text:span>.</text:p>
      <text:p text:style-name="P2"/>
      <text:p text:style-name="P3">3.2 Velocidade dos treinamentos</text:p>
      <text:p text:style-name="P4">O estudo concluiu que os treinamentos que antes demoravam cerca de 2 horas para serem concluidos, com a realidade virtual passam para cerca de 30 minutos, a imagem 1 mostra o tempo comparado entre as tres modalidades analizadas.</text:p>
      <text:p text:style-name="P4"><text:soft-page-break/>Colocar o grafico aqui, você vai ter que fazer ele. na fornte você coloca adapitado PwC</text:p>
      <text:p text:style-name="P4"/>
      <text:p text:style-name="P4">3.3 confiança desenvolvida</text:p>
      <text:p text:style-name="P4">Foi observado tambem uma melhora quanto as habilidades interpessoais, como a confiança para lidar com situações mais dificeis em seu dia a dia. A figura 2 mostra a melhora obtida pelos trabalhadores quanto <text:span text:style-name="T4">a confiança em realizar e discutir sobre temas mais complexos.</text:span></text:p>
      <text:p text:style-name="P5">Colocar o grafico aqui, você vai ter que fazer ele. na fornte você coloca adapitado PwC</text:p>
      <text:p text:style-name="P5"/>
      <text:p text:style-name="P6">3.4 <text:s/>conecção emocional desenvolvida</text:p>
      <text:p text:style-name="P6">os dados obtidos evidenciam uma conexão mais profunda aos conteudos aprendidos, pelo fato dos trabalhadores terem a oportunidade de vivenciar essa experiencia. <text:span text:style-name="T5">A figura 3 evidencia o aumento na conexão sentida pelos entrevistados.</text:span></text:p>
      <text:p text:style-name="P7">Colocar o grafico aqui, você vai ter que fazer ele. na fornte você coloca adapitado PwC</text:p>
      <text:p text:style-name="P7"/>
      <text:p text:style-name="P8">3.5 Melhora no foco dos treinamentos</text:p>
      <text:p text:style-name="P8">Hoje em dia é muito comum distrações e a perda de foco durante uma aula tanto presencial quanto online, no entanto como a realidade virtual permite uma imersão nas aulas impedindo que essas distrações comprometam a aprendizagem, melhorando a concentração e aproveitando melhor o tempo durante o treinamento. A figura 4 mostra o ganho em minutos em relação ao foco dos entrevistados.</text:p>
      <text:p text:style-name="P7">Colocar o grafico aqui, você vai ter que fazer ele. na fornte você coloca adapitado PwC</text:p>
      <text:p text:style-name="P7"/>
      <text:p text:style-name="P8">3.6 Lucratividade em larga escala</text:p>
      <text:p text:style-name="P8">O estudo mostrou que quando esse treinamento utilizando realidade virtual, quando ministrado <text:span text:style-name="T6">para um número consideravel, de pessoas ele se torna mais rentavel que os outros metodos de aprendizagem. Apesar dos investimentos iniciais serem maiores que os dos metodos convencionais, em escala o treinemento por realidade virtual se torna viavel, </text:span><text:span text:style-name="T7">como mostra a figuts 5</text:span><text:span text:style-name="T6">.</text:span></text:p>
      <text:p text:style-name="P9"><text:span text:style-name="T8">Colocar o grafico aqui, você vai ter que fazer ele. na fornte você coloca adapitado PwC</text:span></text:p>
      <text:p text:style-name="P9"/>
      <text:p text:style-name="P10"><text:a xlink:type="simple" xlink:href="https://www.pwc.com.au/digitalpulse/upskilling-training-vr-metaverse.html" text:style-name="Internet_20_link" text:visited-style-name="Visited_20_Internet_20_Link">https://www.pwc.com.au/digitalpulse/upskilling-training-vr-metaverse.html</text:a></text:p>
      <text:h text:style-name="P11" text:outline-level="1">VR training to upskill employees faster</text:h>
      <text:p text:style-name="P10">by Scott Likens and Andrea Mower <text:span text:style-name="T9">2022</text:span> </text:p>
      <text:p text:style-name="P12">usa esse aqui pra pegar as refencias, esse é o artigo original</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wC Helvetica Neue" svg:font-family="'PwC Helvetica Neue', Arial, sans-serif"/>
    <style:font-face style:name="PwC ITC Charter" svg:font-family="'PwC ITC Charter', Georgia,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0T19:58:07.816000000</meta:creation-date>
    <dc:date>2024-11-10T21:45:11.012000000</dc:date>
    <meta:editing-duration>PT8M39S</meta:editing-duration>
    <meta:editing-cycles>2</meta:editing-cycles>
    <meta:generator>LibreOffice/24.8.2.1$Windows_X86_64 LibreOffice_project/0f794b6e29741098670a3b95d60478a65d05ef13</meta:generator>
    <meta:document-statistic meta:table-count="0" meta:image-count="0" meta:object-count="0" meta:page-count="3" meta:paragraph-count="44" meta:word-count="1065" meta:character-count="7738" meta:non-whitespace-character-count="6715"/>
  </office:meta>
</office:document-meta>
</file>